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85cm" style:use-optimal-column-width="false"/>
    </style:style>
    <style:style style:name="co2" style:family="table-column">
      <style:table-column-properties style:column-width="19.549cm" style:use-optimal-column-width="false"/>
    </style:style>
    <style:style style:name="ro1" style:family="table-row">
      <style:table-row-properties style:row-height="0.988cm" style:use-optimal-row-height="false"/>
    </style:style>
    <style:style style:name="ro2" style:family="table-row">
      <style:table-row-properties style:row-height="2.178cm" style:use-optimal-row-height="false"/>
    </style:style>
    <style:style style:name="ro3" style:family="table-row">
      <style:table-row-properties style:row-height="3.787cm" style:use-optimal-row-height="false"/>
    </style:style>
    <style:style style:name="ro4" style:family="table-row">
      <style:table-row-properties style:row-height="0.992cm" style:use-optimal-row-height="false"/>
    </style:style>
    <style:style style:name="ro5" style:family="table-row">
      <style:table-row-properties style:row-height="0.956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standard" draw:layer="layout" svg:width="26.398cm" svg:height="11.896cm" svg:x="0.601cm" svg:y="0.6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1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Registro de paquete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Recepcionista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Crear un nuevo perfil <text:s/>con todos los datos <text:s/>requeridos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cliente llega a un punto de control con su paquete o paquetes para entregarlos para que sean enviados a su destino se le solicitan los datos adecuados y se valida todo y agrega el paquete a la cola de bodega a la espera de ser puesto en ruta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Escencial, prim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standard" draw:layer="layout" svg:width="26.398cm" svg:height="11.896cm" svg:x="0.602cm" svg:y="0.6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2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Registro de ruta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Crear una nueva ruta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administrador puede crear una nueva ruta con sus punto de partida y todos los puntos de control por los que pasara y su destino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 text:style-name="P2">Escencial, prim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3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Registro de punto de control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Registrar un nuevo punto de control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administrador puede crear <text:s/>un nuevo punto de control llenando todos los datos necesarios y asignándole un operador y un recepcionista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 text:style-name="P2">Escencial, prim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4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Fijar tarifa de operación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Modificar <text:s/>la <text:s/>tarifa <text:s/>de operación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administrador puede fijar y cambiar la tarifa <text:s/>de operación global de la tarifa de operación de todo el sistema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5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Desactivar ruta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Inhabilitar una ruta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,002(Registro de ruta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administrador puede desactivar una ruta siempre y cuando esta ruta no tenga un paquete sobre la ruta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standard" draw:layer="layout" svg:width="26.398cm" svg:height="11.925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6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Modificación de puntos de control de una ruta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Agregar o quitar <text:s/>puntos de control de una ruta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 text:style-name="P2">019(login), 003(registro de <text:s/>punto <text:s/>de <text:s/>control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administrador puede <text:s/>agregar o quitar un punto de control de una ruta siempre y cuando no halla un paquete en la ruta. Cuando se modifiquen los puntos de control se debe de modificar la secuencia de puntos de control de la ruta y en numero de puntos de control que tiene la ruta.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7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Modificar punto de control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Modifica <text:s/>atributos de un punto de control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, 003(registro de <text:s/>punto <text:s/>de <text:s/>control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administrador puede modificar los atributos de un punto de control siempre y cuando este no tenga paquetes en su cola.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standard" draw:layer="layout" svg:width="26.398cm" svg:height="11.896cm" svg:x="0.915cm" svg:y="0.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8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Desactivar usuarios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Desactiva a un usuario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administrador puede desactivar a los recepcionistas u operadores que desee para que ya no puedan ingresar al sistema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9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Procesar paquete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ope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Mueve un paquete de un punto de <text:s/>control a otro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, 001(registro de paquete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operador puede registrar un paquete manualmente ingresando las horas que el paquete ha estado en el punto de control y el id del paquete estos datos de tienen que validar. // validar que el siguiente punto de control tenga espacio para procesarlo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0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Recolección de paquete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Recepcionista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Entrega del paquete al cliente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, 001(registro de paquete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<text:s/>recepcionista se encarga de <text:s/>recibir el pago y entregar el paquete o paquetes al cliente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1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Creación de cliente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Recepcionista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Crea un <text:s/>nuevo cliente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Cuando un cliente sea nuevo el recepcionista puede crear un cliente nuevo ingresando los datos del cliente y registrandolo en el sistema.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Escencial, prim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standard" draw:layer="layout" svg:width="26.398cm" svg:height="11.88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2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Fijar precio por libra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Cambia el precio <text:s/>por libra de un paquete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/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administrador puede fijar el precio por libra global que se cobra por los paquetes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3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Ver paquetes ya <text:s/>en destino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recepcionista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Muestra paquetes <text:s/>en su <text:s/>destino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, 001(registro de paquete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Se muestra un listado con todos los paquetes que ya estén en su destino pero que no han sido recolectados por el cliente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4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Ver estado de <text:s/>paquete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recepcionista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Muestra en <text:s/>que punto de control se encuentra <text:s/>le <text:s/>paquete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, 001(registro de paquete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El recepcionista puede <text:s/>ver <text:s/>el <text:s/>estado del paquete, ver en que punto de control se encuentra y las horas en ruta que ha estado el paquete.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5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Reporte rutas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Muestra todos los paquetes y sus rutas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, 001(registro de paquete),002(registro de ruta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Se muestra la cantidad de paquetes que están en cada ruta respectiva 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6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Reporte ganancias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Se muestran costos, ingresos y ganancias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 text:style-name="P2">019(login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Se <text:s/>muestran un listado <text:s/>de cada ruta con su costos, ingresos y ganancias.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7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Reporte clientes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Muestra los paquetes que ha tenido <text:s/>un cliente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, 011(creacion de cliente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Muestra a todos los clientes con sus respectivos paquetes que ya han sido entregados incluyendo sus costos, ingresos y ganancias.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>
        <draw:frame draw:style-name="standard" draw:layer="layout" svg:width="26.398cm" svg:height="11.896cm" svg:x="0.603cm" svg:y="0.6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8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Reporte rutas populares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Muestra las rutas <text:s/>mas <text:s/>usadas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>
                <text:p>019(login), 002(registro de rutas)</text:p>
              </table:table-cell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Se visualizan a las 3 rutas mas populares en <text:s/>un intervalo de tiempo con sus respectivos paquetes que han recorrido a la ruta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>
        <draw:frame draw:style-name="standard" draw:layer="layout" svg:width="26.398cm" svg:height="11.896cm" svg:x="0.602cm" svg:y="0.6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9</text:p>
              </table:table-cell>
            </table:table-row>
            <table:table-row table:style-name="ro1" table:default-cell-style-name="gray2">
              <table:table-cell>
                <text:p>Caso de uso</text:p>
              </table:table-cell>
              <table:table-cell>
                <text:p>login</text:p>
              </table:table-cell>
            </table:table-row>
            <table:table-row table:style-name="ro1" table:default-cell-style-name="gray1">
              <table:table-cell>
                <text:p>actores</text:p>
              </table:table-cell>
              <table:table-cell>
                <text:p>Administrador, operador, recepcionista</text:p>
              </table:table-cell>
            </table:table-row>
            <table:table-row table:style-name="ro1" table:default-cell-style-name="gray2">
              <table:table-cell>
                <text:p>propósito</text:p>
              </table:table-cell>
              <table:table-cell>
                <text:p>Iniciar secion</text:p>
              </table:table-cell>
            </table:table-row>
            <table:table-row table:style-name="ro2" table:default-cell-style-name="gray1">
              <table:table-cell>
                <text:p>precondición</text:p>
              </table:table-cell>
              <table:table-cell/>
            </table:table-row>
            <table:table-row table:style-name="ro3" table:default-cell-style-name="gray2">
              <table:table-cell>
                <text:p>Resumen</text:p>
              </table:table-cell>
              <table:table-cell>
                <text:p>Se <text:s/>evalúan las credenciales con criterios de <text:s/>seguridad <text:s/>para que el usuario <text:s/>acceda a <text:s/>su perfil</text:p>
              </table:table-cell>
            </table:table-row>
            <table:table-row table:style-name="ro1" table:default-cell-style-name="gray1">
              <table:table-cell>
                <text:p>tipo</text:p>
              </table:table-cell>
              <table:table-cell>
                <text:p>esencial</text:p>
              </table:table-cell>
            </table:table-row>
            <table:table-row table:style-name="ro4" table:default-cell-style-name="gray2">
              <table:table-cell>
                <text:p>Referencia</text:p>
              </table:table-cell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19:10:32.423104138</meta:creation-date>
    <dc:date>2024-04-25T18:06:37.345689700</dc:date>
    <meta:editing-duration>PT15M34S</meta:editing-duration>
    <meta:editing-cycles>2</meta:editing-cycles>
    <meta:generator>LibreOffice/6.4.7.2$Linux_X86_64 LibreOffice_project/40$Build-2</meta:generator>
    <meta:document-statistic meta:object-count="78"/>
  </office:meta>
</office:document-meta>
</file>